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officeooo:rsid="000fcb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dianness – Byte ordering</text:p>
      <text:p text:style-name="P1">Scalar values</text:p>
      <text:list xml:id="list20859150431" text:style-name="L1">
        <text:list-item>
          <text:p text:style-name="P4">Scalar values are atomic units of data.</text:p>
        </text:list-item>
        <text:list-item>
          <text:p text:style-name="P4">An integer, character, string are all scalar values</text:p>
        </text:list-item>
        <text:list-item>
          <text:p text:style-name="P4">Integer arrays, character arrays are not scalar values</text:p>
        </text:list-item>
      </text:list>
      <text:p text:style-name="P3"/>
      <text:p text:style-name="P1">Byte ordering</text:p>
      <text:list xml:id="list365809699" text:style-name="L2">
        <text:list-item>
          <text:p text:style-name="P5">Multi-byte scalar values can be represented in one of the two ways in memory</text:p>
          <text:list>
            <text:list-item>
              <text:p text:style-name="P5">Big-endian byte ordering</text:p>
              <text:list>
                <text:list-item>
                  <text:p text:style-name="P5">The most significant byte is stored in the lowest address.</text:p>
                </text:list-item>
                <text:list-item>
                  <text:p text:style-name="P5">In a left to right memory layout this can be seen as storing the scalar value from left to right.</text:p>
                </text:list-item>
                <text:list-item>
                  <text:p text:style-name="P5">Popular architectures – SUN SPARC, IBM System 370/390</text:p>
                </text:list-item>
                <text:list-item>
                  <text:p text:style-name="P5">Advantages</text:p>
                  <text:list>
                    <text:list-item>
                      <text:p text:style-name="P5">Decimal dumps –<text:span text:style-name="T1"> </text:span><text:s/>All values can be printed left to right</text:p>
                    </text:list-item>
                    <text:list-item>
                      <text:p text:style-name="P5">Consistent orders – Integers and character strings are stored in the same order.</text:p>
                    </text:list-item>
                  </text:list>
                </text:list-item>
              </text:list>
            </text:list-item>
            <text:list-item>
              <text:p text:style-name="P5">Little-endian byte ordering</text:p>
              <text:list>
                <text:list-item>
                  <text:p text:style-name="P5">The least significant byte is stored in the lowest address.</text:p>
                </text:list-item>
                <text:list-item>
                  <text:p text:style-name="P5">In a left to right memory layout this can be seen as storing the scalar value from left to right.</text:p>
                </text:list-item>
                <text:list-item>
                  <text:p text:style-name="P5">Popular architectures – Intel x86, VAX, ALPHA</text:p>
                </text:list-item>
                <text:list-item>
                  <text:p text:style-name="P5">Advantages</text:p>
                  <text:list>
                    <text:list-item>
                      <text:p text:style-name="P5">Higher precision arithmetic involves dealing with the bits of a data item from the LSB to the MSB. In little-endian ordering, this translates moving from the lower address to the higher addresses which is easier than moving back from higher addresses to lower addresses in case of big endian ordering.</text:p>
                    </text:list-item>
                  </text:list>
                </text:list-item>
              </text:list>
            </text:list-item>
          </text:list>
        </text:list-item>
        <text:list-item>
          <text:p text:style-name="P5">Each data item has the same address in both the schemes.</text:p>
        </text:list-item>
        <text:list-item>
          <text:p text:style-name="P5">Within any given multi-byte scalar value, the ordering of the bytes in the little-endian structure is the reverse of that for the big-endian structure.</text:p>
        </text:list-item>
        <text:list-item>
          <text:p text:style-name="P5">Endianness does not affect the ordering of the elements within an array structure. Each individual element of an array has the same address in both the orderin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9-25T12:20:32</meta:creation-date>
    <dc:date>2013-01-28T20:33:04</dc:date>
    <dc:creator>Kempa </dc:creator>
    <meta:editing-duration>PT39M39S</meta:editing-duration>
    <meta:editing-cycles>7</meta:editing-cycles>
    <meta:generator>LibreOffice/3.6$Linux_x86 LibreOffice_project/360m1$Build-2</meta:generator>
    <meta:document-statistic meta:table-count="0" meta:image-count="0" meta:object-count="0" meta:page-count="1" meta:paragraph-count="23" meta:word-count="284" meta:character-count="1578" meta:non-whitespace-character-count="1336"/>
  </office:meta>
</office:document-meta>
</file>